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7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5403.5" office:value-type="float"/>
          <table:table-cell table:style-name="acquired_lot_note_fiat" office:value="39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07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27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4: 0.27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03.888888888889" office:value-type="float"/>
          <table:table-cell table:style-name="acquired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03.888888888888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4: 0.30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01.2962962962963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01.2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4: 0.10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4/4: 0.41000000 of 1.08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4: 1.50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4: 0.20000000 of 2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404.7962962962965" office:value-type="float"/>
          <table:table-cell table:style-name="acquired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8.796296296296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4: 0.37000000 of 0.5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3: 0.37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003.888888888889" office:value-type="float"/>
          <table:table-cell table:style-name="acquired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03.888888888888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1: 0.30000000 of 0.3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3: 0.30000000 of 1.08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41000000 of 1.08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111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7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404.7962962962965" office:value-type="float"/>
          <table:table-cell table:style-name="acquired_lot_note_fiat" office:value="5476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928.796296296296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37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37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003.888888888889" office:value-type="float"/>
          <table:table-cell table:style-name="acquired_lot_note_fiat" office:value="39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103.888888888888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30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8205.314814814816" office:value-type="float"/>
          <table:table-cell table:style-name="acquired_lot_note_fiat" office:value="635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850.314814814814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4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41000000 of 1.08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7650.0" office:value-type="float"/>
          <table:table-cell table:style-name="acquired_lot_note_fiat" office:value="790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5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5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1000000 of 0.5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0.10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9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562.0" office:value-type="float"/>
          <table:table-cell table:style-name="acquired_lot_note_fiat" office:value="162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11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1000000 of 0.4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29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01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118.0" office:value-type="float"/>
          <table:table-cell table:style-name="acquired_lot_note_fiat" office:value="1609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8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2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0.29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10000000 of 0.1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0.10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6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4: 0.01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01000000 of 0.4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9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0.5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2.70336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